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87.4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1.1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 style:data-style-name="N100">
      <style:table-cell-properties fo:background-color="#7fff00" style:text-align-source="fix" style:repeat-content="false"/>
      <style:paragraph-properties fo:text-align="center" fo:margin-left="0mm"/>
      <style:text-properties style:font-name="Calibri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2" style:family="table-cell" style:parent-style-name="Default">
      <style:table-cell-properties fo:background-color="#7fff00" style:text-align-source="fix" style:repeat-content="false"/>
      <style:paragraph-properties fo:text-align="center" fo:margin-left="0m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fo:background-color="#7fff00" style:text-align-source="fix" style:repeat-content="false"/>
      <style:paragraph-properties fo:text-align="center" fo:margin-left="0mm"/>
      <style:text-properties style:font-name="Calibr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weight="bold" style:font-weight-asian="bold" style:font-weight-complex="bold"/>
    </style:style>
    <style:style style:name="ce15" style:family="table-cell" style:parent-style-name="Default">
      <style:text-properties style:font-name="Calibri"/>
    </style:style>
    <style:style style:name="ce16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ackground-color="#ffff00"/>
      <style:text-properties style:font-name="Calibri" fo:font-weight="normal" style:font-weight-asian="normal" style:font-weight-complex="normal"/>
    </style:style>
    <style:style style:name="ce19" style:family="table-cell" style:parent-style-name="Default">
      <style:table-cell-properties fo:background-color="#ffff00"/>
      <style:text-properties style:font-name="Calibri"/>
    </style:style>
    <style:style style:name="ce20" style:family="table-cell" style:parent-style-name="Default">
      <style:table-cell-properties fo:background-color="#7fff00"/>
      <style:text-properties style:font-name="Calibri" fo:font-weight="bold" style:font-weight-asian="bold" style:font-weight-complex="bold"/>
    </style:style>
    <style:style style:name="ce21" style:family="table-cell" style:parent-style-name="Default">
      <style:table-cell-properties fo:background-color="#7fff00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5" table:number-columns-repeated="1017" table:default-cell-style-name="ce15"/>
        <table:table-row table:style-name="ro1">
          <table:table-cell table:style-name="ce1" office:value-type="string" calcext:value-type="string">
            <text:p>Easter Egg Hunt – egg locations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Three sizes of egg – Large (A4 poster for event inc QR code), Medium (A5) and Small (A6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Egg ID</text:p>
          </table:table-cell>
          <table:table-cell table:style-name="ce8" office:value-type="string" calcext:value-type="string">
            <text:p>Main / bonus</text:p>
          </table:table-cell>
          <table:table-cell table:style-name="ce8" office:value-type="string" calcext:value-type="string">
            <text:p>Size</text:p>
          </table:table-cell>
          <table:table-cell table:style-name="ce16" office:value-type="string" calcext:value-type="string">
            <text:p>Location</text:p>
          </table:table-cell>
          <table:table-cell table:style-name="ce16" office:value-type="string" calcext:value-type="string">
            <text:p>Lat</text:p>
          </table:table-cell>
          <table:table-cell table:style-name="ce16" office:value-type="string" calcext:value-type="string">
            <text:p>Long</text:p>
          </table:table-cell>
          <table:table-cell table:style-name="ce16" office:value-type="string" calcext:value-type="string">
            <text:p>Three Word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0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Medium</text:p>
          </table:table-cell>
          <table:table-cell table:style-name="ce17" office:value-type="string" calcext:value-type="string">
            <text:p>Crossroad – Jesse (show examples of three sizes of egg)</text:p>
          </table:table-cell>
          <table:table-cell table:style-name="ce17" office:value-type="float" office:value="50.71255" calcext:value-type="float">
            <text:p>50.71255</text:p>
          </table:table-cell>
          <table:table-cell table:style-name="ce17" office:value-type="float" office:value="3.07578" calcext:value-type="float">
            <text:p>3.07578</text:p>
          </table:table-cell>
          <table:table-cell table:style-name="ce17" office:value-type="string" calcext:value-type="string">
            <text:p>enrolling.toggle.stat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1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Large</text:p>
          </table:table-cell>
          <table:table-cell table:style-name="ce18" office:value-type="string" calcext:value-type="string">
            <text:p>Crossroad – example egg</text:p>
          </table:table-cell>
          <table:table-cell table:style-name="ce18" office:value-type="float" office:value="50.71255" calcext:value-type="float">
            <text:p>50.71255</text:p>
          </table:table-cell>
          <table:table-cell table:style-name="ce18" office:value-type="float" office:value="3.07578" calcext:value-type="float">
            <text:p>3.07578</text:p>
          </table:table-cell>
          <table:table-cell table:style-name="ce18" office:value-type="string" calcext:value-type="string">
            <text:p>mixing.leader.gam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2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Small</text:p>
          </table:table-cell>
          <table:table-cell table:style-name="ce18" office:value-type="string" calcext:value-type="string">
            <text:p>Crossroad – example egg</text:p>
          </table:table-cell>
          <table:table-cell table:style-name="ce18" office:value-type="float" office:value="50.71255" calcext:value-type="float">
            <text:p>50.71255</text:p>
          </table:table-cell>
          <table:table-cell table:style-name="ce18" office:value-type="float" office:value="3.07578" calcext:value-type="float">
            <text:p>3.07578</text:p>
          </table:table-cell>
          <table:table-cell table:style-name="ce18" office:value-type="string" calcext:value-type="string">
            <text:p>crows.entry.recliner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3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Crossroad – car park entrance</text:p>
          </table:table-cell>
          <table:table-cell table:style-name="ce19" office:value-type="float" office:value="50.71259" calcext:value-type="float">
            <text:p>50.71259</text:p>
          </table:table-cell>
          <table:table-cell table:style-name="ce19" office:value-type="float" office:value="3.07586" calcext:value-type="float">
            <text:p>3.07586</text:p>
          </table:table-cell>
          <table:table-cell table:style-name="ce19" office:value-type="string" calcext:value-type="string">
            <text:p>iteration.cackling.render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4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Homer Lane – lamp post</text:p>
          </table:table-cell>
          <table:table-cell table:style-name="ce19" office:value-type="float" office:value="50.71271" calcext:value-type="float">
            <text:p>50.71271</text:p>
          </table:table-cell>
          <table:table-cell table:style-name="ce19" office:value-type="float" office:value="3.07579" calcext:value-type="float">
            <text:p>3.07579</text:p>
          </table:table-cell>
          <table:table-cell table:style-name="ce19" office:value-type="string" calcext:value-type="string">
            <text:p>strictest.relate.forehand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5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Harepath Road triangle – lamp post</text:p>
          </table:table-cell>
          <table:table-cell table:style-name="ce19" office:value-type="float" office:value="50.71319" calcext:value-type="float">
            <text:p>50.71319</text:p>
          </table:table-cell>
          <table:table-cell table:style-name="ce19" office:value-type="float" office:value="3.07465" calcext:value-type="float">
            <text:p>3.07465</text:p>
          </table:table-cell>
          <table:table-cell table:style-name="ce19" office:value-type="string" calcext:value-type="string">
            <text:p>chapels.imparting.unopposed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6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Large</text:p>
          </table:table-cell>
          <table:table-cell table:style-name="ce19" office:value-type="string" calcext:value-type="string">
            <text:p>Harepath Road – lamp post opp Lydgates</text:p>
          </table:table-cell>
          <table:table-cell table:style-name="ce19" office:value-type="float" office:value="50.71216" calcext:value-type="float">
            <text:p>50.71216</text:p>
          </table:table-cell>
          <table:table-cell table:style-name="ce19" office:value-type="float" office:value="3.07422" calcext:value-type="float">
            <text:p>3.07422</text:p>
          </table:table-cell>
          <table:table-cell table:style-name="ce19" office:value-type="string" calcext:value-type="string">
            <text:p>nightlife.convinces.crust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7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Harepath Road – lamp post opp Eyewell Green</text:p>
          </table:table-cell>
          <table:table-cell table:style-name="ce19" office:value-type="float" office:value="50.71075" calcext:value-type="float">
            <text:p>50.71075</text:p>
          </table:table-cell>
          <table:table-cell table:style-name="ce19" office:value-type="float" office:value="3.07374" calcext:value-type="float">
            <text:p>3.07374</text:p>
          </table:table-cell>
          <table:table-cell table:style-name="ce19" office:value-type="string" calcext:value-type="string">
            <text:p>losing.scraper.scoot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8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Large</text:p>
          </table:table-cell>
          <table:table-cell table:style-name="ce19" office:value-type="string" calcext:value-type="string">
            <text:p>Harepath Road – lamp post before Court Lane</text:p>
          </table:table-cell>
          <table:table-cell table:style-name="ce19" office:value-type="float" office:value="50.70947" calcext:value-type="float">
            <text:p>50.70947</text:p>
          </table:table-cell>
          <table:table-cell table:style-name="ce19" office:value-type="float" office:value="3.07341" calcext:value-type="float">
            <text:p>3.07341</text:p>
          </table:table-cell>
          <table:table-cell table:style-name="ce19" office:value-type="string" calcext:value-type="string">
            <text:p>wanted.ridge.pos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9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Meadow Road – John’s front garden</text:p>
          </table:table-cell>
          <table:table-cell table:style-name="ce19" office:value-type="float" office:value="50.70884" calcext:value-type="float">
            <text:p>50.70884</text:p>
          </table:table-cell>
          <table:table-cell table:style-name="ce19" office:value-type="float" office:value="3.07189" calcext:value-type="float">
            <text:p>3.07189</text:p>
          </table:table-cell>
          <table:table-cell table:style-name="ce19" office:value-type="string" calcext:value-type="string">
            <text:p>numeral.require.outs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Meadow Road – Robert’s front garden</text:p>
          </table:table-cell>
          <table:table-cell table:style-name="ce19" office:value-type="float" office:value="50.7087" calcext:value-type="float">
            <text:p>50.7087</text:p>
          </table:table-cell>
          <table:table-cell table:style-name="ce19" office:value-type="float" office:value="3.07201" calcext:value-type="float">
            <text:p>3.07201</text:p>
          </table:table-cell>
          <table:table-cell table:style-name="ce19" office:value-type="string" calcext:value-type="string">
            <text:p>archduke.feelers.situates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1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Meadow Road – Roger’s lamp post</text:p>
          </table:table-cell>
          <table:table-cell table:style-name="ce19" office:value-type="float" office:value="50.70847" calcext:value-type="float">
            <text:p>50.70847</text:p>
          </table:table-cell>
          <table:table-cell table:style-name="ce19" office:value-type="float" office:value="3.07191" calcext:value-type="float">
            <text:p>3.07191</text:p>
          </table:table-cell>
          <table:table-cell table:style-name="ce19" office:value-type="string" calcext:value-type="string">
            <text:p>afraid.chess.prestige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2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Manor Road – Graham’s front garden</text:p>
          </table:table-cell>
          <table:table-cell table:style-name="ce19" office:value-type="float" office:value="50.70716" calcext:value-type="float">
            <text:p>50.70716</text:p>
          </table:table-cell>
          <table:table-cell table:style-name="ce19" office:value-type="float" office:value="3.07172" calcext:value-type="float">
            <text:p>3.07172</text:p>
          </table:table-cell>
          <table:table-cell table:style-name="ce19" office:value-type="string" calcext:value-type="string">
            <text:p>valued.decisions.oppos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Large</text:p>
          </table:table-cell>
          <table:table-cell table:style-name="ce20" office:value-type="string" calcext:value-type="string">
            <text:p>Number One – sign board</text:p>
          </table:table-cell>
          <table:table-cell table:style-name="ce20" office:value-type="float" office:value="50.70716" calcext:value-type="float">
            <text:p>50.70716</text:p>
          </table:table-cell>
          <table:table-cell table:style-name="ce20" office:value-type="float" office:value="3.07252" calcext:value-type="float">
            <text:p>3.07252</text:p>
          </table:table-cell>
          <table:table-cell table:style-name="ce20" office:value-type="string" calcext:value-type="string">
            <text:p>corner.hawks.spreadi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Queen Street – PartService</text:p>
          </table:table-cell>
          <table:table-cell table:style-name="ce21" office:value-type="float" office:value="50.70647" calcext:value-type="float">
            <text:p>50.70647</text:p>
          </table:table-cell>
          <table:table-cell table:style-name="ce21" office:value-type="float" office:value="3.07249" calcext:value-type="float">
            <text:p>3.07249</text:p>
          </table:table-cell>
          <table:table-cell table:style-name="ce21" office:value-type="string" calcext:value-type="string">
            <text:p>liquid.acquaint.husky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Queen Street – Bevis and Beckingsale</text:p>
          </table:table-cell>
          <table:table-cell table:style-name="ce21" office:value-type="float" office:value="50.70633" calcext:value-type="float">
            <text:p>50.70633</text:p>
          </table:table-cell>
          <table:table-cell table:style-name="ce21" office:value-type="float" office:value="3.0724" calcext:value-type="float">
            <text:p>3.0724</text:p>
          </table:table-cell>
          <table:table-cell table:style-name="ce21" office:value-type="string" calcext:value-type="string">
            <text:p>forever.describe.hazy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Queen Street – Imagine Design Create</text:p>
          </table:table-cell>
          <table:table-cell table:style-name="ce21" office:value-type="float" office:value="50.70565" calcext:value-type="float">
            <text:p>50.70565</text:p>
          </table:table-cell>
          <table:table-cell table:style-name="ce21" office:value-type="float" office:value="3.07198" calcext:value-type="float">
            <text:p>3.07198</text:p>
          </table:table-cell>
          <table:table-cell table:style-name="ce21" office:value-type="string" calcext:value-type="string">
            <text:p>jogging.utter.lamps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Queen Street – Natural Worx</text:p>
          </table:table-cell>
          <table:table-cell table:style-name="ce21" office:value-type="float" office:value="50.70518" calcext:value-type="float">
            <text:p>50.70518</text:p>
          </table:table-cell>
          <table:table-cell table:style-name="ce21" office:value-type="float" office:value="3.07167" calcext:value-type="float">
            <text:p>3.07167</text:p>
          </table:table-cell>
          <table:table-cell table:style-name="ce21" office:value-type="string" calcext:value-type="string">
            <text:p>tribe.ballooned.respond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8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Medium</text:p>
          </table:table-cell>
          <table:table-cell table:style-name="ce17" office:value-type="string" calcext:value-type="string">
            <text:p>Seaton Library</text:p>
          </table:table-cell>
          <table:table-cell table:style-name="ce17" office:value-type="float" office:value="50.70517" calcext:value-type="float">
            <text:p>50.70517</text:p>
          </table:table-cell>
          <table:table-cell table:style-name="ce17" office:value-type="float" office:value="3.07173" calcext:value-type="float">
            <text:p>3.07173</text:p>
          </table:table-cell>
          <table:table-cell table:style-name="ce17" office:value-type="string" calcext:value-type="string">
            <text:p>deliver.minds.redeemed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9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Queen Street – Animal Botanical</text:p>
          </table:table-cell>
          <table:table-cell table:style-name="ce19" office:value-type="float" office:value="50.70496" calcext:value-type="float">
            <text:p>50.70496</text:p>
          </table:table-cell>
          <table:table-cell table:style-name="ce19" office:value-type="float" office:value="3.07164" calcext:value-type="float">
            <text:p>3.07164</text:p>
          </table:table-cell>
          <table:table-cell table:style-name="ce19" office:value-type="string" calcext:value-type="string">
            <text:p>smiled.downsize.unlisted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0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Town Square – Lloyds Bank</text:p>
          </table:table-cell>
          <table:table-cell table:style-name="ce19" office:value-type="float" office:value="50.70447" calcext:value-type="float">
            <text:p>50.70447</text:p>
          </table:table-cell>
          <table:table-cell table:style-name="ce19" office:value-type="float" office:value="3.07098" calcext:value-type="float">
            <text:p>3.07098</text:p>
          </table:table-cell>
          <table:table-cell table:style-name="ce19" office:value-type="string" calcext:value-type="string">
            <text:p>motivator.diet.reactions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Town Square – Coastal Crafts</text:p>
          </table:table-cell>
          <table:table-cell table:style-name="ce19" office:value-type="float" office:value="50.7044" calcext:value-type="float">
            <text:p>50.7044</text:p>
          </table:table-cell>
          <table:table-cell table:style-name="ce19" office:value-type="float" office:value="3.07093" calcext:value-type="float">
            <text:p>3.07093</text:p>
          </table:table-cell>
          <table:table-cell table:style-name="ce19" office:value-type="string" calcext:value-type="string">
            <text:p>tidal.singles.cheater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2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Town Square – Paul’s Bakery</text:p>
          </table:table-cell>
          <table:table-cell table:style-name="ce19" office:value-type="float" office:value="50.70433" calcext:value-type="float">
            <text:p>50.70433</text:p>
          </table:table-cell>
          <table:table-cell table:style-name="ce19" office:value-type="float" office:value="3.07092" calcext:value-type="float">
            <text:p>3.07092</text:p>
          </table:table-cell>
          <table:table-cell table:style-name="ce19" office:value-type="string" calcext:value-type="string">
            <text:p>sprint.savings.bookshop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3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Town Square – League of Friends shop</text:p>
          </table:table-cell>
          <table:table-cell table:style-name="ce19" office:value-type="float" office:value="50.70464" calcext:value-type="float">
            <text:p>50.70464</text:p>
          </table:table-cell>
          <table:table-cell table:style-name="ce19" office:value-type="float" office:value="3.07075" calcext:value-type="float">
            <text:p>3.07075</text:p>
          </table:table-cell>
          <table:table-cell table:style-name="ce19" office:value-type="string" calcext:value-type="string">
            <text:p>guises.monorail.swept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4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Large</text:p>
          </table:table-cell>
          <table:table-cell table:style-name="ce20" office:value-type="string" calcext:value-type="string">
            <text:p>Four Seasons</text:p>
          </table:table-cell>
          <table:table-cell table:style-name="ce20" office:value-type="float" office:value="50.70465" calcext:value-type="float">
            <text:p>50.70465</text:p>
          </table:table-cell>
          <table:table-cell table:style-name="ce20" office:value-type="float" office:value="3.06969" calcext:value-type="float">
            <text:p>3.06969</text:p>
          </table:table-cell>
          <table:table-cell table:style-name="ce20" office:value-type="string" calcext:value-type="string">
            <text:p>crunching.important.grazed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Underfleet – lamp post outside Seaton Jurassic</text:p>
          </table:table-cell>
          <table:table-cell table:style-name="ce21" office:value-type="float" office:value="50.70568" calcext:value-type="float">
            <text:p>50.70568</text:p>
          </table:table-cell>
          <table:table-cell table:style-name="ce21" office:value-type="float" office:value="3.06814" calcext:value-type="float">
            <text:p>3.06814</text:p>
          </table:table-cell>
          <table:table-cell table:style-name="ce21" office:value-type="string" calcext:value-type="string">
            <text:p>suiting.owls.heedi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Underfleet – lamp post opp new car park entrance</text:p>
          </table:table-cell>
          <table:table-cell table:style-name="ce21" office:value-type="float" office:value="50.70652" calcext:value-type="float">
            <text:p>50.70652</text:p>
          </table:table-cell>
          <table:table-cell table:style-name="ce21" office:value-type="float" office:value="3.06777" calcext:value-type="float">
            <text:p>3.06777</text:p>
          </table:table-cell>
          <table:table-cell table:style-name="ce21" office:value-type="string" calcext:value-type="string">
            <text:p>pumps.maternal.headres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7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Underfleet – lamp post near Jurassic Park</text:p>
          </table:table-cell>
          <table:table-cell table:style-name="ce21" office:value-type="float" office:value="50.70717" calcext:value-type="float">
            <text:p>50.70717</text:p>
          </table:table-cell>
          <table:table-cell table:style-name="ce21" office:value-type="float" office:value="3.06822" calcext:value-type="float">
            <text:p>3.06822</text:p>
          </table:table-cell>
          <table:table-cell table:style-name="ce21" office:value-type="string" calcext:value-type="string">
            <text:p>eggs.rainwater.caf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Underfleet – lamp post after Fleet Court entrance</text:p>
          </table:table-cell>
          <table:table-cell table:style-name="ce21" office:value-type="float" office:value="50.70738" calcext:value-type="float">
            <text:p>50.70738</text:p>
          </table:table-cell>
          <table:table-cell table:style-name="ce21" office:value-type="float" office:value="3.06935" calcext:value-type="float">
            <text:p>3.06935</text:p>
          </table:table-cell>
          <table:table-cell table:style-name="ce21" office:value-type="string" calcext:value-type="string">
            <text:p>fully.demanding.influenci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9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Large</text:p>
          </table:table-cell>
          <table:table-cell table:style-name="ce21" office:value-type="string" calcext:value-type="string">
            <text:p>Colyford Road – lamp post after Fortfield entrance</text:p>
          </table:table-cell>
          <table:table-cell table:style-name="ce21" office:value-type="float" office:value="50.70838" calcext:value-type="float">
            <text:p>50.70838</text:p>
          </table:table-cell>
          <table:table-cell table:style-name="ce21" office:value-type="float" office:value="3.06986" calcext:value-type="float">
            <text:p>3.06986</text:p>
          </table:table-cell>
          <table:table-cell table:style-name="ce21" office:value-type="string" calcext:value-type="string">
            <text:p>depths.engrossed.spou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0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Colyford Road – lamp post opp King’s Arms</text:p>
          </table:table-cell>
          <table:table-cell table:style-name="ce21" office:value-type="float" office:value="50.70873" calcext:value-type="float">
            <text:p>50.70873</text:p>
          </table:table-cell>
          <table:table-cell table:style-name="ce21" office:value-type="float" office:value="3.06976" calcext:value-type="float">
            <text:p>3.06976</text:p>
          </table:table-cell>
          <table:table-cell table:style-name="ce21" office:value-type="string" calcext:value-type="string">
            <text:p>typified.endings.brav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Colyford Road – lamp post by Court Lane</text:p>
          </table:table-cell>
          <table:table-cell table:style-name="ce21" office:value-type="float" office:value="50.70939" calcext:value-type="float">
            <text:p>50.70939</text:p>
          </table:table-cell>
          <table:table-cell table:style-name="ce21" office:value-type="float" office:value="3.06944" calcext:value-type="float">
            <text:p>3.06944</text:p>
          </table:table-cell>
          <table:table-cell table:style-name="ce21" office:value-type="string" calcext:value-type="string">
            <text:p>soulful.keener.hiker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32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Large</text:p>
          </table:table-cell>
          <table:table-cell table:style-name="ce17" office:value-type="string" calcext:value-type="string">
            <text:p>St Gregory’s Hall notice board</text:p>
          </table:table-cell>
          <table:table-cell table:style-name="ce17" office:value-type="float" office:value="50.70979" calcext:value-type="float">
            <text:p>50.70979</text:p>
          </table:table-cell>
          <table:table-cell table:style-name="ce17" office:value-type="float" office:value="3.06894" calcext:value-type="float">
            <text:p>3.06894</text:p>
          </table:table-cell>
          <table:table-cell table:style-name="ce17" office:value-type="string" calcext:value-type="string">
            <text:p>diver.nail.thousands</text:p>
          </table:table-cell>
          <table:table-cell office:value-type="string" calcext:value-type="string">
            <text:p>Need to ask</text:p>
          </table:table-cell>
          <table:table-cell office:value-type="string" calcext:value-type="string">
            <text:p>Jeremy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33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Colyford Road – lamp post opp Garrett Close (wooden)</text:p>
          </table:table-cell>
          <table:table-cell table:style-name="ce19" office:value-type="float" office:value="50.71075" calcext:value-type="float">
            <text:p>50.71075</text:p>
          </table:table-cell>
          <table:table-cell table:style-name="ce19" office:value-type="float" office:value="3.06865" calcext:value-type="float">
            <text:p>3.06865</text:p>
          </table:table-cell>
          <table:table-cell table:style-name="ce19" office:value-type="string" calcext:value-type="string">
            <text:p>jump.storms.doghous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34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Colyford Road – Jeff’s front garden</text:p>
          </table:table-cell>
          <table:table-cell table:style-name="ce19" office:value-type="float" office:value="50.71147" calcext:value-type="float">
            <text:p>50.71147</text:p>
          </table:table-cell>
          <table:table-cell table:style-name="ce19" office:value-type="float" office:value="3.06852" calcext:value-type="float">
            <text:p>3.06852</text:p>
          </table:table-cell>
          <table:table-cell table:style-name="ce19" office:value-type="string" calcext:value-type="string">
            <text:p>livid.areas.eliminate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5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Large</text:p>
          </table:table-cell>
          <table:table-cell table:style-name="ce19" office:value-type="string" calcext:value-type="string">
            <text:p>Colyford Road – lamp post opp Hillymead</text:p>
          </table:table-cell>
          <table:table-cell table:style-name="ce19" office:value-type="float" office:value="50.71158" calcext:value-type="float">
            <text:p>50.71158</text:p>
          </table:table-cell>
          <table:table-cell table:style-name="ce19" office:value-type="float" office:value="3.06854" calcext:value-type="float">
            <text:p>3.06854</text:p>
          </table:table-cell>
          <table:table-cell table:style-name="ce19" office:value-type="string" calcext:value-type="string">
            <text:p>foresight.blazed.livid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6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Large</text:p>
          </table:table-cell>
          <table:table-cell table:style-name="ce20" office:value-type="string" calcext:value-type="string">
            <text:p>Seaton Methodist fence by gate</text:p>
          </table:table-cell>
          <table:table-cell table:style-name="ce20" office:value-type="float" office:value="50.71178" calcext:value-type="float">
            <text:p>50.71178</text:p>
          </table:table-cell>
          <table:table-cell table:style-name="ce20" office:value-type="float" office:value="3.07035" calcext:value-type="float">
            <text:p>3.07035</text:p>
          </table:table-cell>
          <table:table-cell table:style-name="ce20" office:value-type="string" calcext:value-type="string">
            <text:p>mile.concerts.cookie</text:p>
          </table:table-cell>
          <table:table-cell office:value-type="string" calcext:value-type="string">
            <text:p>Need to ask</text:p>
          </table:table-cell>
          <table:table-cell office:value-type="string" calcext:value-type="string">
            <text:p>Becky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37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Seaton Methodist fence by final roadside tree</text:p>
          </table:table-cell>
          <table:table-cell table:style-name="ce21" office:value-type="float" office:value="50.7117" calcext:value-type="float">
            <text:p>50.7117</text:p>
          </table:table-cell>
          <table:table-cell table:style-name="ce21" office:value-type="float" office:value="3.07088" calcext:value-type="float">
            <text:p>3.07088</text:p>
          </table:table-cell>
          <table:table-cell table:style-name="ce21" office:value-type="string" calcext:value-type="string">
            <text:p>crinkled.sunblock.enigma</text:p>
          </table:table-cell>
          <table:table-cell office:value-type="string" calcext:value-type="string">
            <text:p>Need to ask</text:p>
          </table:table-cell>
          <table:table-cell office:value-type="string" calcext:value-type="string">
            <text:p>Becky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38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Valley View – lamp post start of hospital layby</text:p>
          </table:table-cell>
          <table:table-cell table:style-name="ce21" office:value-type="float" office:value="50.71171" calcext:value-type="float">
            <text:p>50.71171</text:p>
          </table:table-cell>
          <table:table-cell table:style-name="ce21" office:value-type="float" office:value="3.07215" calcext:value-type="float">
            <text:p>3.07215</text:p>
          </table:table-cell>
          <table:table-cell table:style-name="ce21" office:value-type="string" calcext:value-type="string">
            <text:p>costs.perplexed.mysterie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9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Valley View – lamp post by bench</text:p>
          </table:table-cell>
          <table:table-cell table:style-name="ce21" office:value-type="float" office:value="50.71215" calcext:value-type="float">
            <text:p>50.71215</text:p>
          </table:table-cell>
          <table:table-cell table:style-name="ce21" office:value-type="float" office:value="3.07292" calcext:value-type="float">
            <text:p>3.07292</text:p>
          </table:table-cell>
          <table:table-cell table:style-name="ce21" office:value-type="string" calcext:value-type="string">
            <text:p>embraced.tester.ruffling</text:p>
          </table:table-cell>
          <table:table-cell table:number-columns-repeated="1017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Valley View – fire station fence</text:p>
          </table:table-cell>
          <table:table-cell table:style-name="ce21" office:value-type="float" office:value="50.71241" calcext:value-type="float">
            <text:p>50.71241</text:p>
          </table:table-cell>
          <table:table-cell table:style-name="ce21" office:value-type="float" office:value="3.07354" calcext:value-type="float">
            <text:p>3.07354</text:p>
          </table:table-cell>
          <table:table-cell table:style-name="ce21" office:value-type="string" calcext:value-type="string">
            <text:p>type.overdone.automate</text:p>
          </table:table-cell>
          <table:table-cell office:value-type="string" calcext:value-type="string">
            <text:p>Need to ask</text:p>
          </table:table-cell>
          <table:table-cell office:value-type="string" calcext:value-type="string">
            <text:p>Harry</text:p>
          </table:table-cell>
          <table:table-cell table:number-columns-repeated="1015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Small</text:p>
          </table:table-cell>
          <table:table-cell table:style-name="ce20" office:value-type="string" calcext:value-type="string">
            <text:p>Crossroad – finish line (kept by Jesse)</text:p>
          </table:table-cell>
          <table:table-cell table:style-name="ce20" office:value-type="float" office:value="50.71255" calcext:value-type="float">
            <text:p>50.71255</text:p>
          </table:table-cell>
          <table:table-cell table:style-name="ce20" office:value-type="float" office:value="3.07578" calcext:value-type="float">
            <text:p>3.07578</text:p>
          </table:table-cell>
          <table:table-cell table:style-name="ce20" office:value-type="string" calcext:value-type="string">
            <text:p>concluded.outbid.reception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Small</text:p>
          </table:table-cell>
          <table:table-cell table:style-name="ce14" table:formula="of:=COUNTIF([.$C$6:.$C$47]; [.B49])"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Medium</text:p>
          </table:table-cell>
          <table:table-cell table:style-name="ce14" table:formula="of:=COUNTIF([.$C$6:.$C$47]; [.B50]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Large</text:p>
          </table:table-cell>
          <table:table-cell table:style-name="ce14" table:formula="of:=COUNTIF([.$C$6:.$C$47]; [.B51])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Total eggs</text:p>
          </table:table-cell>
          <table:table-cell table:style-name="ce8" table:formula="of:=SUM([.C49:.C51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1017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 style:data-style-name="N2" text:time-value="21:46:30.0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7:03:46.563000000</meta:creation-date>
    <dc:date>2020-02-03T21:47:18.370000000</dc:date>
    <meta:editing-duration>PT1H52M36S</meta:editing-duration>
    <meta:editing-cycles>18</meta:editing-cycles>
    <meta:generator>LibreOffice/5.3.3.2$Windows_X86_64 LibreOffice_project/3d9a8b4b4e538a85e0782bd6c2d430bafe583448</meta:generator>
    <meta:document-statistic meta:table-count="1" meta:cell-count="334" meta:object-count="0"/>
  </office:meta>
</office:document-meta>
</file>